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style:text-position=""/>
    </style:style>
    <style:style style:name="ce11" style:family="table-cell" style:parent-style-name="Default">
      <style:text-properties style:use-window-font-color="true" style:text-position=""/>
    </style:style>
    <style:style style:name="ce1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ce7" style:family="table-cell" style:parent-style-name="Default">
      <style:text-properties fo:color="#77216f"/>
    </style:style>
    <style:style style:name="ce8" style:family="table-cell" style:parent-style-name="Default">
      <style:text-properties fo:color="#cc0066"/>
    </style:style>
    <style:style style:name="ce9" style:family="table-cell" style:parent-style-name="Default">
      <style:text-properties fo:color="#009900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ext-properties fo:color="#cc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>
      <style:text-properties fo:color="#009900"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transparent"/>
      <style:text-properties fo:color="#009900"/>
    </style:style>
    <style:style style:name="ce23" style:family="table-cell" style:parent-style-name="Default">
      <style:text-properties fo:color="#009900" fo:font-weight="bold" style:font-weight-asian="bold" style:font-weight-complex="bold"/>
    </style:style>
    <style:style style:name="ce24" style:family="table-cell" style:parent-style-name="Default">
      <style:text-properties fo:color="#009900" fo:font-weight="normal" style:font-weight-asian="normal" style:font-weight-complex="normal"/>
    </style:style>
    <style:style style:name="ce25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00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8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Check:</text:p>
          </table:table-cell>
          <table:table-cell table:number-columns-repeated="6"/>
          <table:table-cell table:style-name="ce5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4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5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16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5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hero_move – not generic, try increasing the attribute_widt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3"/>
          <table:table-cell table:style-name="ce5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7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ckground</text:p>
          </table:table-cell>
          <table:table-cell/>
          <table:table-cell table:style-name="ce30" office:value-type="string" calcext:value-type="string">
            <text:p>make hisaab of #f days required for each task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Phase – 2 </text:p>
          </table:table-cell>
          <table:table-cell table:style-name="ce5" office:value-type="string" calcext:value-type="string">
            <text:p>(Attack)</text:p>
          </table:table-cell>
          <table:table-cell table:style-name="ce29" table:number-columns-repeated="2"/>
          <table:table-cell table:number-columns-repeated="2"/>
          <table:table-cell table:style-name="ce31"/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24" office:value-type="string" calcext:value-type="string">
            <text:p>check having multiple pages in openGL</text:p>
          </table:table-cell>
          <table:table-cell table:style-name="ce2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25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26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electing basic/magic pow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office:value-type="string" calcext:value-type="string">
            <text:p>update the current pow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style-name="ce16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style-name="ce16" office:value-type="string" calcext:value-type="string">
            <text:p>check separate timers for the two teams(see if can be added in playerStat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6.244cm" draw:caption-point-x="-6.467cm" draw:caption-point-y="8.15cm">
              <dc:date>2014-10-20T00:00:00</dc:date>
              <text:p text:style-name="P2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style-name="ce5" office:value-type="string" calcext:value-type="string">
            <text:p><text:span text:style-name="T5">Phase</text:span> – 3</text:p>
          </table:table-cell>
          <table:table-cell table:style-name="ce5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8" office:value-type="string" calcext:value-type="string">
            <text:p>Bot</text:p>
          </table:table-cell>
          <table:table-cell table:style-name="ce28"/>
          <table:table-cell table:number-columns-repeated="7"/>
        </table:table-row>
        <table:table-row table:style-name="ro2">
          <table:table-cell/>
          <table:table-cell table:style-name="ce28"/>
          <table:table-cell table:style-name="ce28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5:26:53.995621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9T15:40:11.315149944</dc:date>
    <meta:editing-duration>P1DT14H46M56S</meta:editing-duration>
    <meta:editing-cycles>235</meta:editing-cycles>
    <meta:generator>LibreOffice/4.2.6.3$Linux_X86_64 LibreOffice_project/420m0$Build-3</meta:generator>
    <meta:document-statistic meta:table-count="4" meta:cell-count="191" meta:object-count="0"/>
  </office:meta>
</office:document-meta>
</file>